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0dc" officeooo:paragraph-rsid="001cb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te créer tableau combat :</text:p>
      <text:p text:style-name="Standard">CREATE TABLE combat ( id INT PRIMARY KEY NOT NULL AUTO_INCREMENT, pokemon_choisi VARCHAR(100), hp_pokemon_choisi INT, exp_pokemon_choisi INT, degat_pokemon_choisi INT, pokemon_adverse VARCHAR(100), hp_pokemon_adverse INT, exp_pokemon_adverse INT, degat_pokemon_adverse IN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1:01:01.230878368</meta:creation-date>
    <dc:date>2019-07-26T21:03:14.800342534</dc:date>
    <meta:editing-duration>PT2M16S</meta:editing-duration>
    <meta:editing-cycles>1</meta:editing-cycles>
    <meta:document-statistic meta:table-count="0" meta:image-count="0" meta:object-count="0" meta:page-count="1" meta:paragraph-count="2" meta:word-count="32" meta:character-count="303" meta:non-whitespace-character-count="273"/>
    <meta:generator>LibreOffice/6.0.7.3$Linux_X86_64 LibreOffice_project/00m0$Build-3</meta:generator>
  </office:meta>
</office:document-meta>
</file>